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Messgera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7KiB/s</text:p>
          </table:table-cell>
          <table:table-cell table:number-columns-repeated="3"/>
        </table:table-row>
        <table:table-row table:style-name="ro1">
          <table:table-cell/>
          <table:table-cell table:formula="of:=107*1024" office:value-type="float" office:value="109568" calcext:value-type="float">
            <text:p>109568</text:p>
          </table:table-cell>
          <table:table-cell/>
          <table:table-cell table:formula="of:=4*6*8000*10" office:value-type="float" office:value="1920000" calcext:value-type="float">
            <text:p>1920000</text:p>
          </table:table-cell>
          <table:table-cell table:formula="of:=18*4000*10" office:value-type="float" office:value="720000" calcext:value-type="float">
            <text:p>720000</text:p>
          </table:table-cell>
        </table:table-row>
        <table:table-row table:style-name="ro1">
          <table:table-cell/>
          <table:table-cell table:formula="of:=[.B5]/4000" office:value-type="float" office:value="27.392" calcext:value-type="float">
            <text:p>27,39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nzahl der Bytes</text:p>
          </table:table-cell>
          <table:table-cell office:value-type="float" office:value="18" calcext:value-type="float">
            <text:p>18</text:p>
          </table:table-cell>
          <table:table-cell table:formula="of:=4*6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mpelrate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ts/Byt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[.D9]*[.D10]*[.D11]" office:value-type="float" office:value="720000" calcext:value-type="float">
            <text:p>720000</text:p>
          </table:table-cell>
          <table:table-cell table:formula="of:=[.E9]*[.E10]*[.E11]" office:value-type="float" office:value="1920000" calcext:value-type="float">
            <text:p>1920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baud</text:p>
          </table:table-cell>
          <table:table-cell table:formula="of:=[.D14]/1000000" office:value-type="float" office:value="0.72" calcext:value-type="float">
            <text:p>0,72</text:p>
          </table:table-cell>
          <table:table-cell table:formula="of:=[.E14]/1000000" office:value-type="float" office:value="1.92" calcext:value-type="float">
            <text:p>1,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6:10:45.571835633</meta:creation-date>
    <dc:date>2018-06-18T18:18:35.350344434</dc:date>
    <meta:editing-duration>PT5M19S</meta:editing-duration>
    <meta:editing-cycles>1</meta:editing-cycles>
    <meta:document-statistic meta:table-count="1" meta:cell-count="20" meta:object-count="0"/>
    <meta:generator>LibreOffice/5.1.6.2$Linux_X86_64 LibreOffice_project/10m0$Build-2</meta:generator>
  </office:meta>
</office:document-meta>
</file>